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F0" style:family="paragraph">
      <style:paragraph-properties fo:break-before="page"/>
    </style:style>
    <style:style style:name="P3" style:parent-style-name="Paragraph" style:family="paragraph">
      <style:paragraph-properties fo:margin-left="0.5909in">
        <style:tab-stops/>
      </style:paragraph-properties>
    </style:style>
    <style:style style:name="P4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5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6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7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8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9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10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11" style:parent-style-name="Paragraph" style:family="paragraph">
      <style:paragraph-properties fo:margin-top="0.0416in" fo:margin-bottom="0.0416in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" style:parent-style-name="Paragraph" style:family="paragraph">
      <style:paragraph-properties fo:margin-top="0.0416in" fo:margin-bottom="0.0416in"/>
      <style:text-properties style:font-name="Calibri" style:font-name-complex="Calibri" fo:font-size="11pt" style:font-size-asian="11pt" style:font-size-complex="11pt"/>
    </style:style>
    <style:style style:name="P13" style:parent-style-name="Paragraph" style:family="paragraph">
      <style:paragraph-properties fo:margin-top="0.0416in" fo:margin-bottom="0.0416in"/>
      <style:text-properties style:font-name="Calibri" style:font-name-complex="Calibri" fo:font-size="11pt" style:font-size-asian="11pt" style:font-size-complex="11pt"/>
    </style:style>
    <style:style style:name="P14" style:parent-style-name="Paragraph" style:family="paragraph">
      <style:paragraph-properties fo:margin-top="0.0416in" fo:margin-bottom="0.0416in"/>
    </style:style>
    <style:style style:name="T1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4" style:parent-style-name="Paragraph" style:family="paragraph">
      <style:paragraph-properties fo:margin-top="0.0416in" fo:margin-bottom="0.0416in"/>
      <style:text-properties style:font-name="Calibri" style:font-name-complex="Calibri" fo:font-size="11pt" style:font-size-asian="11pt" style:font-size-complex="11pt"/>
    </style:style>
    <style:style style:name="P25" style:parent-style-name="Paragraph" style:family="paragraph">
      <style:paragraph-properties fo:text-align="justify" fo:margin-top="0.0416in" fo:margin-bottom="0.0416in" fo:margin-left="0.0194in" fo:text-indent="-0.0194in">
        <style:tab-stops/>
      </style:paragraph-properties>
    </style:style>
    <style:style style:name="T2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9" style:parent-style-name="Heading3" style:family="paragraph">
      <style:paragraph-properties fo:break-before="page"/>
    </style:style>
    <style:style style:name="P30" style:parent-style-name="Paragraph" style:family="paragraph"/>
    <style:style style:name="P31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32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33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34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35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36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37" style:parent-style-name="Paragraph" style:family="paragraph">
      <style:paragraph-properties fo:margin-top="0.0833in" fo:margin-bottom="0.0833in"/>
      <style:text-properties style:font-name="Calibri" style:font-name-complex="Calibri" fo:font-size="11pt" style:font-size-asian="11pt" style:font-size-complex="11pt"/>
    </style:style>
    <style:style style:name="P38" style:parent-style-name="Paragraph" style:family="paragraph">
      <style:paragraph-properties fo:margin-top="0.0416in" fo:margin-bottom="0.0416in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9" style:parent-style-name="Paragraph" style:family="paragraph">
      <style:paragraph-properties fo:margin-top="0.0416in" fo:margin-bottom="0.0416in"/>
      <style:text-properties style:font-name="Calibri" style:font-name-complex="Calibri" fo:font-size="11pt" style:font-size-asian="11pt" style:font-size-complex="11pt"/>
    </style:style>
    <style:style style:name="P40" style:parent-style-name="Paragraph" style:family="paragraph">
      <style:paragraph-properties fo:margin-top="0.0416in" fo:margin-bottom="0.0416in"/>
      <style:text-properties style:font-name="Calibri" style:font-name-complex="Calibri" fo:font-size="11pt" style:font-size-asian="11pt" style:font-size-complex="11pt"/>
    </style:style>
    <style:style style:name="P41" style:parent-style-name="Paragraph" style:family="paragraph">
      <style:paragraph-properties fo:margin-top="0.0416in" fo:margin-bottom="0.0416in"/>
      <style:text-properties style:font-name="Calibri" style:font-name-complex="Calibri" fo:font-size="11pt" style:font-size-asian="11pt" style:font-size-complex="11pt"/>
    </style:style>
    <style:style style:name="P42" style:parent-style-name="Paragraph" style:family="paragraph">
      <style:paragraph-properties fo:margin-top="0.0416in" fo:margin-bottom="0.0416in" fo:margin-right="-0.0402in"/>
    </style:style>
    <style:style style:name="T4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4" style:parent-style-name="Paragraph" style:family="paragraph">
      <style:paragraph-properties fo:margin-left="0.5909in" fo:text-indent="-0.5909in">
        <style:tab-stops/>
      </style:paragraph-properties>
    </style:style>
  </office:automatic-styles>
  <office:body>
    <office:text text:use-soft-page-breaks="true">
      <text:h text:style-name="P1" text:outline-level="1"><text:bookmark-start text:name="_Toc63507712"/>The NICE COVID-19 search strategy for Ovid MEDLINE and Embase: developing and maintaining a strategy to support rapid guidelines</text:h>
      <text:p text:style-name="P3"/>
      <text:h text:style-name="Heading3" text:outline-level="3"><text:bookmark-start text:name="_Hlk74255898"/><text:bookmark-end text:name="_Toc63507712"/>Figure<text:s/>4.<text:s/><text:bookmark-start text:name="_Hlk74304622"/>Recommended NICE COVID-19 search<text:s/>strategy<text:s/>for<text:s/>Ovid<text:s/>MEDLINE<text:bookmark-end text:name="_Hlk74304622"/></text:h>
      <text:p text:style-name="P4">1 <text:s text:c="4"/>SARS-CoV-2/ or COVID-19/</text:p>
      <text:p text:style-name="P5">2 <text:s text:c="4"/>(corona* adj1 (virus* or viral*)).ti,ab,kw,kf.</text:p>
      <text:p text:style-name="P6">3 <text:s text:c="4"/>(CoV not (Coefficien* or "co-efficien*" or covalent* or Covington* or covariant* or covarianc* or "cut-off value*" or "cutoff value*" or "cut-off volume*" or "cutoff volume*" or "combined optimi?ation value*" or "central vessel trunk*" or CoVR or CoVS)).ti,ab,kw,kf.</text:p>
      <text:p text:style-name="P7">4 <text:s text:c="4"/>(coronavirus* or 2019nCoV* or 19nCoV* or "2019 novel*" or Ncov* or "n-cov" or "SARS-CoV-2*" or "SARSCoV-2*" or SARSCoV2* or "SARS-CoV2*" or "severe acute respiratory syndrome*" or COVID*2).ti,ab,kw,kf.<text:s/></text:p>
      <text:p text:style-name="P8">5 <text:s text:c="4"/>or/1-4<text:s/></text:p>
      <text:p text:style-name="P9">6 <text:s text:c="4"/>limit 5 to yr="2020-Current"</text:p>
      <text:p text:style-name="P10">7 <text:s text:c="4"/>(6 and english.lg.) not (letter or historical article or comment or editorial or news).pt. not (Animals/ not humans/)</text:p>
      <text:p text:style-name="P11">Note:</text:p>
      <text:list text:style-name="LFO5" text:continue-numbering="true">
        <text:list-item>
          <text:p text:style-name="P12">The limits on line 7 are optional.</text:p>
        </text:list-item>
        <text:list-item>
          <text:p text:style-name="P13">The strategy is designed for the NICE remit on COVID-19.</text:p>
        </text:list-item>
        <text:list-item>
          <text:p text:style-name="P14"><text:span text:style-name="T15">It does not include MeSH headings<text:s/></text:span><text:span text:style-name="T16">"</text:span><text:span text:style-name="T17">exp<text:s/></text:span><text:a xlink:href="https://meshb.nlm.nih.gov/record/ui?ui=D000086742" office:target-frame-name="_top" xlink:show="replace"><text:span text:style-name="T18">COVID-19 Testing</text:span></text:a><text:span text:style-name="T19">"</text:span><text:span text:style-name="T20"><text:s/>or<text:s/></text:span><text:span text:style-name="T21">"</text:span><text:span text:style-name="T22">COVID-19 Vaccines</text:span><text:span text:style-name="T23">".</text:span></text:p>
        </text:list-item>
        <text:list-item>
          <text:p text:style-name="P24">This is not configured for Long Covid, which should be searched separately.</text:p>
        </text:list-item>
      </text:list>
      <text:p text:style-name="P25"><text:span text:style-name="T26">It does not aim to cover comprehensively other coronaviruses (such as MERS or SARS-CoV-</text:span><text:span text:style-name="T27">1</text:span><text:span text:style-name="T28">).</text:span></text:p>
      <text:h text:style-name="Heading3" text:outline-level="3"><text:bookmark-end text:name="_Hlk74255898"/></text:h>
      <text:h text:style-name="P29" text:outline-level="3"><text:bookmark-start text:name="_Hlk74304725"/><text:soft-page-break/>Figure<text:s/>5. Recommended NICE COVID-19 search strategy for Ovid Embase<text:s/></text:h>
      <text:p text:style-name="P30"/>
      <text:p text:style-name="P31">1 <text:s text:c="4"/>exp severe acute respiratory syndrome coronavirus 2/ or coronavirus disease 2019/ or experimental coronavirus disease 2019/</text:p>
      <text:p text:style-name="P32">2 <text:s text:c="3"/>(corona* adj1 (virus* or viral*)).ti,ab,kw.</text:p>
      <text:p text:style-name="P33">3 <text:s text:c="3"/>(CoV not (Coefficien* or co-efficien* or covalent* or covington or covariant* or covarianc* or "cut-off value*" or "cutoff value*" or "cut-off volume*" or "cutoff volume*" or "combined optimi?ation value*" or "central vessel trunk" or CoVR or CoVS)).ti,ab,kw.</text:p>
      <text:p text:style-name="P34">4 <text:s text:c="4"/>(coronavirus* or 2019nCoV* or 19nCoV* or "2019 novel*" or Ncov* or "n-cov" or "SARS-CoV-2*" or "SARSCoV-2*" or SARSCoV2* or "SARS-CoV2*" or "severe acute respiratory syndrome*" or COVID*2).ti,ab,kw.<text:s/></text:p>
      <text:p text:style-name="P35">5 <text:s text:c="4"/>or/1-4<text:s/></text:p>
      <text:p text:style-name="P36">6 <text:s text:c="4"/>limit 5 to yr="2020-Current"<text:s/></text:p>
      <text:p text:style-name="P37">7 <text:s text:c="4"/>(6 and english.lg.) not (letter or editorial).pt. not (nonhuman/ not human/) not (conference abstract or conference paper or conference proceeding or "conference review").pt.</text:p>
      <text:p text:style-name="P38">Note:</text:p>
      <text:list text:style-name="LFO5" text:continue-numbering="true">
        <text:list-item>
          <text:p text:style-name="P39">The limits on line 7 are optional.</text:p>
        </text:list-item>
        <text:list-item>
          <text:p text:style-name="P40">The strategy is designed for the NICE remit on COVID-19.</text:p>
        </text:list-item>
        <text:list-item>
          <text:p text:style-name="P41">This is not configured for Long Covid, which should be searched separately.</text:p>
        </text:list-item>
      </text:list>
      <text:p text:style-name="P42"><text:span text:style-name="T43">It does not aim to cover comprehensively other coronaviruses (such as MERS or SARS-CoV-1).</text:span></text:p>
      <text:p text:style-name="P44"><text:bookmark-end text:name="_Hlk7430472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Paragraph" style:default-outline-level="1">
      <style:paragraph-properties fo:keep-with-next="always" fo:margin-top="0.1666in" fo:margin-bottom="0.0833in"/>
      <style:text-properties style:font-name="Arial" fo:font-weight="bold" style:font-weight-asian="bold" style:font-weight-complex="bold" style:letter-kerning="true" fo:font-size="14pt" style:font-size-asian="14pt" style:font-size-complex="16pt" fo:hyphenate="false"/>
    </style:style>
    <style:style style:name="Heading2" style:display-name="Heading 2" style:family="paragraph" style:parent-style-name="Normal" style:next-style-name="Paragraph" style:default-outline-level="2">
      <style:paragraph-properties fo:keep-with-next="always" fo:margin-top="0.1666in" fo:margin-bottom="0.0416in"/>
      <style:text-properties style:font-name="Arial" fo:font-weight="bold" style:font-weight-asian="bold" style:font-weight-complex="bold" fo:font-style="italic" style:font-style-asian="italic" style:font-style-complex="italic" style:font-size-complex="14pt" fo:hyphenate="false"/>
    </style:style>
    <style:style style:name="Heading3" style:display-name="Heading 3" style:family="paragraph" style:parent-style-name="Normal" style:next-style-name="Paragraph" style:default-outline-level="3">
      <style:paragraph-properties fo:keep-with-next="always" fo:margin-top="0.1666in" fo:margin-bottom="0.0416in"/>
      <style:text-properties style:font-name="Arial" fo:font-weight="bold" style:font-weight-asian="bold" style:font-weight-complex="bold" style:font-size-complex="13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 style:list-style-name="LFO1">
      <style:paragraph-properties fo:margin-top="0.1666in" fo:margin-bottom="0.1666in" fo:line-height="150%"/>
      <style:text-properties style:font-name="Arial" fo:hyphenate="false"/>
    </style:style>
    <style:style style:name="Heading1Char" style:display-name="Heading 1 Char" style:family="text" style:parent-style-name="DefaultParagraphFont">
      <style:text-properties style:font-name="Arial" fo:font-weight="bold" style:font-weight-asian="bold" style:font-weight-complex="bold" style:letter-kerning="true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4pt"/>
    </style:style>
    <style:style style:name="Heading3Char" style:display-name="Heading 3 Char" style:family="text" style:parent-style-name="DefaultParagraphFont">
      <style:text-properties style:font-name="Arial" fo:font-weight="bold" style:font-weight-asian="bold" style:font-weight-complex="bold" fo:font-size="12pt" style:font-size-asian="12pt" style:font-size-complex="13pt"/>
    </style:style>
    <style:style style:name="Title" style:display-name="Title" style:family="paragraph" style:parent-style-name="Normal" style:next-style-name="Heading1" style:default-outline-level="1">
      <style:paragraph-properties fo:text-align="center" fo:margin-top="0.1666in" fo:margin-bottom="0.1666in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TitleChar" style:display-name="Title Char" style:family="text" style:parent-style-name="DefaultParagraphFont">
      <style:text-properties style:font-name="Arial" fo:font-weight="bold" style:font-weight-asian="bold" style:font-weight-complex="bold" style:letter-kerning="true" fo:font-size="16pt" style:font-size-asian="16pt" style:font-size-complex="16pt"/>
    </style:style>
    <style:style style:name="Bullets" style:display-name="Bullets" style:family="paragraph" style:parent-style-name="Normal" style:list-style-name="LFO2">
      <style:paragraph-properties fo:line-height="150%"/>
      <style:text-properties style:font-name="Arial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fo:hyphenate="false"/>
    </style:style>
    <style:style style:name="HeaderChar" style:display-name="Header Char" style:family="text" style:parent-style-name="DefaultParagraphFont">
      <style:text-properties style:font-name="Arial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fo:font-size="10pt" style:font-size-asian="10pt" fo:hyphenate="false"/>
    </style:style>
    <style:style style:name="FooterChar" style:display-name="Footer Char" style:family="text" style:parent-style-name="DefaultParagraphFont">
      <style:text-properties style:font-name="Arial" style:font-size-complex="12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ubbullets" style:display-name="Sub bullets" style:family="paragraph" style:parent-style-name="Normal" style:list-style-name="LFO3">
      <style:paragraph-properties fo:line-height="150%" fo:margin-left="0.9847in" fo:text-indent="-0.1972in">
        <style:tab-stops/>
      </style:paragraph-properties>
      <style:text-properties style:font-name="Arial" fo:hyphenate="false"/>
    </style:style>
    <style:style style:name="Paragraphnonumbers" style:display-name="Paragraph no numbers" style:family="paragraph" style:parent-style-name="Normal">
      <style:paragraph-properties fo:margin-top="0.1666in" fo:margin-bottom="0.1666in" fo:line-height="150%"/>
      <style:text-properties style:font-name="Arial" fo:hyphenate="false"/>
    </style:style>
    <style:style style:name="TOC1" style:display-name="TOC 1" style:family="paragraph" style:parent-style-name="Normal" style:next-style-name="Normal" style:auto-update="true">
      <style:text-properties style:font-name="Arial" fo:hyphenate="false"/>
    </style:style>
    <style:style style:name="TOC2" style:display-name="TOC 2" style:family="paragraph" style:parent-style-name="Normal" style:next-style-name="Normal" style:auto-update="true">
      <style:paragraph-properties fo:margin-left="0.1666in">
        <style:tab-stops/>
      </style:paragraph-properties>
      <style:text-properties style:font-name="Arial" fo:hyphenate="false"/>
    </style:style>
    <style:style style:name="TOC3" style:display-name="TOC 3" style:family="paragraph" style:parent-style-name="Normal" style:next-style-name="Normal" style:auto-update="true">
      <style:paragraph-properties fo:margin-left="0.3333in">
        <style:tab-stops/>
      </style:paragraph-properties>
      <style:text-properties style:font-name="Arial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Arial"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" fo:font-weight="bold" style:font-weight-asian="bold" style:font-weight-complex="bold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="Calibri" style:font-name-asian="Calibri" style:font-name-complex="Calibri" fo:font-size="10pt" style:font-size-asian="10pt" style:font-size-complex="10pt" style:language-asian="en" style:country-asian="US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Calibri" style:language-asian="en" style:country-asian="US"/>
    </style:style>
    <style:style style:name="Title1" style:display-name="Title 1" style:family="paragraph" style:parent-style-name="Normal" style:default-outline-level="1">
      <style:paragraph-properties fo:keep-with-next="always" fo:text-align="center" fo:margin-top="0.1666in" fo:margin-bottom="0.1666in"/>
      <style:text-properties style:font-name="Arial" style:font-name-complex="Arial" fo:font-weight="bold" style:font-weight-asian="bold" style:font-weight-complex="bold" style:letter-kerning="true" fo:font-size="20pt" style:font-size-asian="20pt" style:font-size-complex="16pt" fo:hyphenate="false"/>
    </style:style>
    <style:style style:name="highlight" style:display-name="highlight" style:family="text" style:parent-style-name="DefaultParagraphFont"/>
    <style:style style:name="bibrecord-highlight-user" style:display-name="bibrecord-highlight-user" style:family="text" style:parent-style-name="DefaultParagraphFont"/>
    <style:style style:name="NICEnormal" style:display-name="NICE normal" style:family="paragraph">
      <style:paragraph-properties fo:margin-bottom="0.1666in" fo:line-height="150%"/>
      <style:text-properties style:font-name="Arial" fo:font-size="12pt" style:font-size-asian="12pt" style:font-size-complex="12pt" fo:language="en" fo:country="US" style:language-asian="en" style:country-asian="US" fo:hyphenate="false"/>
    </style:style>
    <style:style style:name="NICEnormalChar" style:display-name="NICE normal Char" style:family="text">
      <style:text-properties style:font-name="Arial" fo:font-size="12pt" style:font-size-asian="12pt" style:font-size-complex="12pt" fo:language="en" fo:country="US" style:language-asian="en" style:country-asian="US"/>
    </style:style>
    <style:style style:name="normaltextrun" style:display-name="normaltextrun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g-binding" style:display-name="ng-binding" style:family="text" style:parent-style-name="DefaultParagraphFont"/>
    <style:style style:name="dbname" style:display-name="dbname" style:family="text" style:parent-style-name="DefaultParagraphFont"/>
    <style:style style:name="dbdate" style:display-name="dbdate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ommentSubject" style:display-name="Comment Subject" style:family="paragraph" style:parent-style-name="CommentText" style:next-style-name="CommentText">
      <style:text-properties style:font-name="Times New Roman" style:font-name-asian="Times New Roman" style:font-name-complex="Times New Roman" fo:font-weight="bold" style:font-weight-asian="bold" style:font-weight-complex="bold" style:language-asian="en" style:country-asian="GB" fo:hyphenate="false"/>
    </style:style>
    <style:style style:name="CommentSubjectChar" style:display-name="Comment Subject Char" style:family="text" style:parent-style-name="CommentTextChar">
      <style:text-properties style:font-name="Calibri" style:font-name-asian="Calibri" style:font-name-complex="Calibri" fo:font-weight="bold" style:font-weight-asian="bold" style:font-weight-complex="bold" style:language-asian="en" style:country-asian="US"/>
    </style:style>
    <style:style style:name="Revision" style:display-name="Revision" style:family="paragraph">
      <style:text-properties fo:font-size="12pt" style:font-size-asian="12pt" style:font-size-complex="12pt" fo:hyphenate="false"/>
    </style:style>
    <style:style style:name="breadcrumb-item" style:display-name="breadcrumb-item" style:family="paragraph" style:parent-style-name="Normal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text:list-style style:name="LFO1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">
        <style:list-level-properties text:space-before="0.4722in" text:min-label-width="0.3152in" text:list-level-position-and-space-mode="label-alignment">
          <style:list-level-label-alignment text:label-followed-by="listtab" fo:margin-left="0.7875in" fo:text-indent="-0.3152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­">
        <style:list-level-properties text:space-before="0.7875in" text:min-label-width="0.3152in" text:list-level-position-and-space-mode="label-alignment">
          <style:list-level-label-alignment text:label-followed-by="listtab" fo:margin-left="1.1027in" fo:text-indent="-0.3152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</office:automatic-styles>
  <office:master-styles>
    <style:master-page style:name="MPF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 Levay</meta:initial-creator>
    <dc:creator>Richard Bridgen</dc:creator>
    <meta:creation-date>2021-08-24T08:26:00Z</meta:creation-date>
    <dc:date>2021-08-24T08:26:00Z</dc:date>
    <meta:print-date>2021-06-11T11:46:00Z</meta:print-date>
    <meta:template xlink:href="Normal" xlink:type="simple"/>
    <meta:editing-cycles>2</meta:editing-cycles>
    <meta:editing-duration>PT300S</meta:editing-duration>
    <meta:user-defined meta:name="Mendeley Recent Style Id 0_1">http://www.zotero.org/styles/american-medical-association</meta:user-defined>
    <meta:user-defined meta:name="Mendeley Recent Style Name 0_1">American Medical Association</meta:user-defined>
    <meta:user-defined meta:name="Mendeley Recent Style Id 1_1">http://www.zotero.org/styles/apa</meta:user-defined>
    <meta:user-defined meta:name="Mendeley Recent Style Name 1_1">American Psychological Association 6th edition</meta:user-defined>
    <meta:user-defined meta:name="Mendeley Recent Style Id 2_1">http://www.zotero.org/styles/american-sociological-association</meta:user-defined>
    <meta:user-defined meta:name="Mendeley Recent Style Name 2_1">American Sociological Association</meta:user-defined>
    <meta:user-defined meta:name="Mendeley Recent Style Id 3_1">http://www.zotero.org/styles/chicago-author-date</meta:user-defined>
    <meta:user-defined meta:name="Mendeley Recent Style Name 3_1">Chicago Manual of Style 17th edition (author-date)</meta:user-defined>
    <meta:user-defined meta:name="Mendeley Recent Style Id 4_1">http://www.zotero.org/styles/chicago-fullnote-bibliography</meta:user-defined>
    <meta:user-defined meta:name="Mendeley Recent Style Name 4_1">Chicago Manual of Style 17th edition (full note)</meta:user-defined>
    <meta:user-defined meta:name="Mendeley Recent Style Id 5_1">http://www.zotero.org/styles/chicago-note-bibliography</meta:user-defined>
    <meta:user-defined meta:name="Mendeley Recent Style Name 5_1">Chicago Manual of Style 17th edition (note)</meta:user-defined>
    <meta:user-defined meta:name="Mendeley Recent Style Id 6_1">http://www.zotero.org/styles/harvard-cite-them-right</meta:user-defined>
    <meta:user-defined meta:name="Mendeley Recent Style Name 6_1">Cite Them Right 10th edition - Harvard</meta:user-defined>
    <meta:user-defined meta:name="Mendeley Recent Style Id 7_1">http://www.zotero.org/styles/ieee</meta:user-defined>
    <meta:user-defined meta:name="Mendeley Recent Style Name 7_1">IEEE</meta:user-defined>
    <meta:user-defined meta:name="Mendeley Recent Style Id 8_1">http://www.zotero.org/styles/vancouver_nice</meta:user-defined>
    <meta:user-defined meta:name="Mendeley Recent Style Name 8_1">NICE Style</meta:user-defined>
    <meta:user-defined meta:name="Mendeley Recent Style Id 9_1">http://www.zotero.org/styles/vancouver</meta:user-defined>
    <meta:user-defined meta:name="Mendeley Recent Style Name 9_1">Vancouver</meta:user-defined>
    <meta:user-defined meta:name="Mendeley Document_1">True</meta:user-defined>
    <meta:user-defined meta:name="Mendeley Unique User Id_1">2d3cc430-3369-389b-9b87-5b22939bc0e2</meta:user-defined>
    <meta:user-defined meta:name="Mendeley Citation Style_1">http://www.zotero.org/styles/apa</meta:user-defined>
    <meta:document-statistic meta:page-count="2" meta:paragraph-count="5" meta:word-count="383" meta:character-count="2564" meta:row-count="18" meta:non-whitespace-character-count="2186"/>
  </office:meta>
</office:document-meta>
</file>